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499.95pt" svg:height="260.5pt" svg:x="409.78pt" svg:y="15.05pt">
            <loext:p draw:notify-on-update-of-ranges="Sheet2.A1:Sheet2.A1 Sheet2.A2:Sheet2.A11 Sheet2.B1:Sheet2.B1 Sheet2.B2:Sheet2.B11 Sheet2.C1:Sheet2.C1 Sheet2.C2:Sheet2.C11 Sheet2.D1:Sheet2.D1 Sheet2.D2:Sheet2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Zhoda</text:p>
          </table:table-cell>
          <table:table-cell office:value-type="string" calcext:value-type="string">
            <text:p>Čas</text:p>
          </table:table-cell>
          <table:table-cell office:value-type="string" calcext:value-type="string">
            <text:p>Podiel veľko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345" calcext:value-type="percentage">
            <text:p>93.45%</text:p>
          </table:table-cell>
          <table:table-cell office:value-type="float" office:value="2.47" calcext:value-type="float">
            <text:p>2.47</text:p>
          </table:table-cell>
          <table:table-cell office:value-type="percentage" office:value="0.8049" calcext:value-type="percentage">
            <text:p>80.4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36" calcext:value-type="percentage">
            <text:p>93.60%</text:p>
          </table:table-cell>
          <table:table-cell office:value-type="float" office:value="1.76" calcext:value-type="float">
            <text:p>1.76</text:p>
          </table:table-cell>
          <table:table-cell office:value-type="percentage" office:value="0.8007" calcext:value-type="percentage">
            <text:p>80.0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46" calcext:value-type="percentage">
            <text:p>94.60%</text:p>
          </table:table-cell>
          <table:table-cell office:value-type="float" office:value="0.8" calcext:value-type="float">
            <text:p>0.8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605" calcext:value-type="percentage">
            <text:p>96.05%</text:p>
          </table:table-cell>
          <table:table-cell office:value-type="float" office:value="0.32" calcext:value-type="float">
            <text:p>0.32</text:p>
          </table:table-cell>
          <table:table-cell office:value-type="percentage" office:value="0.6443" calcext:value-type="percentage">
            <text:p>64.4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76" calcext:value-type="percentage">
            <text:p>97.60%</text:p>
          </table:table-cell>
          <table:table-cell office:value-type="float" office:value="0.18" calcext:value-type="float">
            <text:p>0.18</text:p>
          </table:table-cell>
          <table:table-cell office:value-type="percentage" office:value="0.5309" calcext:value-type="percentage">
            <text:p>53.09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776" calcext:value-type="percentage">
            <text:p>97.76%</text:p>
          </table:table-cell>
          <table:table-cell office:value-type="float" office:value="0.14" calcext:value-type="float">
            <text:p>0.14</text:p>
          </table:table-cell>
          <table:table-cell office:value-type="percentage" office:value="0.4864" calcext:value-type="percentage">
            <text:p>48.6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795" calcext:value-type="percentage">
            <text:p>97.95%</text:p>
          </table:table-cell>
          <table:table-cell office:value-type="float" office:value="0.1" calcext:value-type="float">
            <text:p>0.1</text:p>
          </table:table-cell>
          <table:table-cell office:value-type="percentage" office:value="0.4353" calcext:value-type="percentage">
            <text:p>43.5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797" calcext:value-type="percentage">
            <text:p>97.97%</text:p>
          </table:table-cell>
          <table:table-cell office:value-type="float" office:value="0.09" calcext:value-type="float">
            <text:p>0.09</text:p>
          </table:table-cell>
          <table:table-cell office:value-type="percentage" office:value="0.4008" calcext:value-type="percentage">
            <text:p>40.0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789" calcext:value-type="percentage">
            <text:p>97.89%</text:p>
          </table:table-cell>
          <table:table-cell office:value-type="float" office:value="0.08" calcext:value-type="float">
            <text:p>0.08</text:p>
          </table:table-cell>
          <table:table-cell office:value-type="percentage" office:value="0.3427" calcext:value-type="percentage">
            <text:p>34.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78" calcext:value-type="percentage">
            <text:p>97.80%</text:p>
          </table:table-cell>
          <table:table-cell office:value-type="float" office:value="0.07" calcext:value-type="float">
            <text:p>0.07</text:p>
          </table:table-cell>
          <table:table-cell office:value-type="percentage" office:value="0.2692" calcext:value-type="percentage">
            <text:p>26.92%</text:p>
          </table:table-cell>
        </table:table-row>
      </table:table>
      <table:table table:name="Sheet3" table:style-name="ta1">
        <table:shapes>
          <draw:frame draw:z-index="0" draw:style-name="gr1" draw:text-style-name="P1" svg:width="499.95pt" svg:height="260.5pt" svg:x="365.27pt" svg:y="49.69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Zhoda</text:p>
          </table:table-cell>
          <table:table-cell office:value-type="string" calcext:value-type="string">
            <text:p>Čas</text:p>
          </table:table-cell>
          <table:table-cell office:value-type="string" calcext:value-type="string">
            <text:p>Podiel veľko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783" calcext:value-type="percentage">
            <text:p>97.83%</text:p>
          </table:table-cell>
          <table:table-cell office:value-type="float" office:value="0.09" calcext:value-type="float">
            <text:p>0.09</text:p>
          </table:table-cell>
          <table:table-cell office:value-type="percentage" office:value="0.4537" calcext:value-type="percentage">
            <text:p>45.3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781" calcext:value-type="percentage">
            <text:p>97.81%</text:p>
          </table:table-cell>
          <table:table-cell office:value-type="float" office:value="0.11" calcext:value-type="float">
            <text:p>0.11</text:p>
          </table:table-cell>
          <table:table-cell office:value-type="percentage" office:value="0.5077" calcext:value-type="percentage">
            <text:p>50.7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739" calcext:value-type="percentage">
            <text:p>97.39%</text:p>
          </table:table-cell>
          <table:table-cell office:value-type="float" office:value="0.16" calcext:value-type="float">
            <text:p>0.16</text:p>
          </table:table-cell>
          <table:table-cell office:value-type="percentage" office:value="0.5423" calcext:value-type="percentage">
            <text:p>54.2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616" calcext:value-type="percentage">
            <text:p>96.16%</text:p>
          </table:table-cell>
          <table:table-cell office:value-type="float" office:value="0.32" calcext:value-type="float">
            <text:p>0.32</text:p>
          </table:table-cell>
          <table:table-cell office:value-type="percentage" office:value="0.6341" calcext:value-type="percentage">
            <text:p>63.4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437" calcext:value-type="percentage">
            <text:p>94.37%</text:p>
          </table:table-cell>
          <table:table-cell office:value-type="float" office:value="0.65" calcext:value-type="float">
            <text:p>0.65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344" calcext:value-type="percentage">
            <text:p>93.44%</text:p>
          </table:table-cell>
          <table:table-cell office:value-type="float" office:value="1.13" calcext:value-type="float">
            <text:p>1.13</text:p>
          </table:table-cell>
          <table:table-cell office:value-type="percentage" office:value="0.7736" calcext:value-type="percentage">
            <text:p>77.3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9243" calcext:value-type="percentage">
            <text:p>92.43%</text:p>
          </table:table-cell>
          <table:table-cell office:value-type="float" office:value="1.93" calcext:value-type="float">
            <text:p>1.93</text:p>
          </table:table-cell>
          <table:table-cell office:value-type="percentage" office:value="0.8022" calcext:value-type="percentage">
            <text:p>80.22%</text:p>
          </table:table-cell>
        </table:table-row>
        <table:table-row table:style-name="ro1">
          <table:table-cell office:value-type="string" calcext:value-type="string">
            <text:p>Neobmedzené</text:p>
          </table:table-cell>
          <table:table-cell office:value-type="percentage" office:value="0.9303" calcext:value-type="percentage">
            <text:p>93.03%</text:p>
          </table:table-cell>
          <table:table-cell office:value-type="float" office:value="4.23" calcext:value-type="float">
            <text:p>4.23</text:p>
          </table:table-cell>
          <table:table-cell office:value-type="percentage" office:value="0.8088" calcext:value-type="percentage">
            <text:p>80.88%</text:p>
          </table:table-cell>
        </table:table-row>
      </table:table>
      <table:table table:name="Sheet4" table:style-name="ta1">
        <table:shapes>
          <draw:frame draw:z-index="0" draw:style-name="gr1" draw:text-style-name="P1" svg:width="499.95pt" svg:height="260.5pt" svg:x="365.27pt" svg:y="49.6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Zhoda</text:p>
          </table:table-cell>
          <table:table-cell office:value-type="string" calcext:value-type="string">
            <text:p>Čas</text:p>
          </table:table-cell>
          <table:table-cell office:value-type="string" calcext:value-type="string">
            <text:p>Podiel veľkost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575" calcext:value-type="percentage">
            <text:p>95.75%</text:p>
          </table:table-cell>
          <table:table-cell office:value-type="float" office:value="0.44" calcext:value-type="float">
            <text:p>0.44</text:p>
          </table:table-cell>
          <table:table-cell office:value-type="percentage" office:value="0.6734" calcext:value-type="percentage">
            <text:p>67.34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944" calcext:value-type="percentage">
            <text:p>94.40%</text:p>
          </table:table-cell>
          <table:table-cell office:value-type="float" office:value="0.79" calcext:value-type="float">
            <text:p>0.79</text:p>
          </table:table-cell>
          <table:table-cell office:value-type="percentage" office:value="0.7714" calcext:value-type="percentage">
            <text:p>77.14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9369" calcext:value-type="percentage">
            <text:p>93.69%</text:p>
          </table:table-cell>
          <table:table-cell office:value-type="float" office:value="1.19" calcext:value-type="float">
            <text:p>1.19</text:p>
          </table:table-cell>
          <table:table-cell office:value-type="percentage" office:value="0.7898" calcext:value-type="percentage">
            <text:p>78.98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936" calcext:value-type="percentage">
            <text:p>93.60%</text:p>
          </table:table-cell>
          <table:table-cell office:value-type="float" office:value="1.67" calcext:value-type="float">
            <text:p>1.67</text:p>
          </table:table-cell>
          <table:table-cell office:value-type="percentage" office:value="0.8007" calcext:value-type="percentage">
            <text:p>80.07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9326" calcext:value-type="percentage">
            <text:p>93.26%</text:p>
          </table:table-cell>
          <table:table-cell office:value-type="float" office:value="2.27" calcext:value-type="float">
            <text:p>2.27</text:p>
          </table:table-cell>
          <table:table-cell office:value-type="percentage" office:value="0.8034" calcext:value-type="percentage">
            <text:p>80.34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percentage" office:value="0.9311" calcext:value-type="percentage">
            <text:p>93.11%</text:p>
          </table:table-cell>
          <table:table-cell office:value-type="float" office:value="2.81" calcext:value-type="float">
            <text:p>2.81</text:p>
          </table:table-cell>
          <table:table-cell office:value-type="percentage" office:value="0.8075" calcext:value-type="percentage">
            <text:p>80.75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percentage" office:value="0.9303" calcext:value-type="percentage">
            <text:p>93.03%</text:p>
          </table:table-cell>
          <table:table-cell office:value-type="float" office:value="3.41" calcext:value-type="float">
            <text:p>3.41</text:p>
          </table:table-cell>
          <table:table-cell office:value-type="percentage" office:value="0.8098" calcext:value-type="percentage">
            <text:p>80.98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percentage" office:value="0.9295" calcext:value-type="percentage">
            <text:p>92.95%</text:p>
          </table:table-cell>
          <table:table-cell office:value-type="float" office:value="4.1" calcext:value-type="float">
            <text:p>4.1</text:p>
          </table:table-cell>
          <table:table-cell office:value-type="percentage" office:value="0.8098" calcext:value-type="percentage">
            <text:p>80.98%</text:p>
          </table:table-cell>
        </table:table-row>
      </table:table>
      <table:table table:name="max node distanc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Zhoda</text:p>
          </table:table-cell>
          <table:table-cell office:value-type="string" calcext:value-type="string">
            <text:p>Podiel veľkosti</text:p>
          </table:table-cell>
          <table:table-cell office:value-type="string" calcext:value-type="string">
            <text:p>Č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6734" calcext:value-type="percentage">
            <text:p>67.34%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7714" calcext:value-type="percentage">
            <text:p>77.14%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9369" calcext:value-type="percentage">
            <text:p>93.69%</text:p>
          </table:table-cell>
          <table:table-cell office:value-type="percentage" office:value="0.7898" calcext:value-type="percentage">
            <text:p>78.98%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936" calcext:value-type="percentage">
            <text:p>93.60%</text:p>
          </table:table-cell>
          <table:table-cell office:value-type="percentage" office:value="0.8007" calcext:value-type="percentage">
            <text:p>80.07%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9326" calcext:value-type="percentage">
            <text:p>93.26%</text:p>
          </table:table-cell>
          <table:table-cell office:value-type="percentage" office:value="0.8034" calcext:value-type="percentage">
            <text:p>80.34%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percentage" office:value="0.9311" calcext:value-type="percentage">
            <text:p>93.11%</text:p>
          </table:table-cell>
          <table:table-cell office:value-type="percentage" office:value="0.8075" calcext:value-type="percentage">
            <text:p>80.75%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percentage" office:value="0.9303" calcext:value-type="percentage">
            <text:p>93.03%</text:p>
          </table:table-cell>
          <table:table-cell office:value-type="percentage" office:value="0.8098" calcext:value-type="percentage">
            <text:p>80.98%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percentage" office:value="0.9295" calcext:value-type="percentage">
            <text:p>92.95%</text:p>
          </table:table-cell>
          <table:table-cell office:value-type="percentage" office:value="0.8098" calcext:value-type="percentage">
            <text:p>80.98%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1"/>
        </table:table-row>
        <table:table-row table:style-name="ro1">
          <table:table-cell table:number-columns-repeated="2"/>
          <table:table-cell table:style-name="Default"/>
          <table:table-cell table:style-name="ce1"/>
        </table:table-row>
      </table:table>
      <table:table table:name="min_node_overlap" table:style-name="ta1">
        <table:shapes>
          <draw:frame draw:z-index="0" draw:style-name="gr1" draw:text-style-name="P1" svg:width="499.95pt" svg:height="260.5pt" svg:x="409.78pt" svg:y="15.05pt">
            <loext:p draw:notify-on-update-of-ranges="min_node_overlap.A2:min_node_overlap.A11 min_node_overlap.B1:min_node_overlap.B1 min_node_overlap.B2:min_node_overlap.B11 min_node_overlap.C1:min_node_overlap.C1 min_node_overlap.C2:min_node_overlap.C11 min_node_overlap.D1:min_node_overlap.D1 min_node_overlap.D2:min_node_overlap.D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Zhoda</text:p>
          </table:table-cell>
          <table:table-cell office:value-type="string" calcext:value-type="string">
            <text:p>Čas</text:p>
          </table:table-cell>
          <table:table-cell office:value-type="string" calcext:value-type="string">
            <text:p>Podiel veľko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334" calcext:value-type="percentage">
            <text:p>93.34%</text:p>
          </table:table-cell>
          <table:table-cell office:value-type="float" office:value="4.39" calcext:value-type="float">
            <text:p>4.39</text:p>
          </table:table-cell>
          <table:table-cell office:value-type="percentage" office:value="0.8063" calcext:value-type="percentage">
            <text:p>80.6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296" calcext:value-type="percentage">
            <text:p>92.96%</text:p>
          </table:table-cell>
          <table:table-cell office:value-type="float" office:value="3.9" calcext:value-type="float">
            <text:p>3.9</text:p>
          </table:table-cell>
          <table:table-cell office:value-type="percentage" office:value="0.8095" calcext:value-type="percentage">
            <text:p>80.9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355" calcext:value-type="percentage">
            <text:p>93.55%</text:p>
          </table:table-cell>
          <table:table-cell office:value-type="float" office:value="1.81" calcext:value-type="float">
            <text:p>1.81</text:p>
          </table:table-cell>
          <table:table-cell office:value-type="percentage" office:value="0.7858" calcext:value-type="percentage">
            <text:p>78.5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493" calcext:value-type="percentage">
            <text:p>94.93%</text:p>
          </table:table-cell>
          <table:table-cell office:value-type="float" office:value="0.64" calcext:value-type="float">
            <text:p>0.64</text:p>
          </table:table-cell>
          <table:table-cell office:value-type="percentage" office:value="0.6977" calcext:value-type="percentage">
            <text:p>69.7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746" calcext:value-type="percentage">
            <text:p>97.46%</text:p>
          </table:table-cell>
          <table:table-cell office:value-type="float" office:value="0.25" calcext:value-type="float">
            <text:p>0.25</text:p>
          </table:table-cell>
          <table:table-cell office:value-type="percentage" office:value="0.534" calcext:value-type="percentage">
            <text:p>53.4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777" calcext:value-type="percentage">
            <text:p>97.77%</text:p>
          </table:table-cell>
          <table:table-cell office:value-type="float" office:value="0.14" calcext:value-type="float">
            <text:p>0.14</text:p>
          </table:table-cell>
          <table:table-cell office:value-type="percentage" office:value="0.4879" calcext:value-type="percentage">
            <text:p>48.7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796" calcext:value-type="percentage">
            <text:p>97.96%</text:p>
          </table:table-cell>
          <table:table-cell office:value-type="float" office:value="0.1" calcext:value-type="float">
            <text:p>0.1</text:p>
          </table:table-cell>
          <table:table-cell office:value-type="percentage" office:value="0.4367" calcext:value-type="percentage">
            <text:p>43.6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798" calcext:value-type="percentage">
            <text:p>97.98%</text:p>
          </table:table-cell>
          <table:table-cell office:value-type="float" office:value="0.09" calcext:value-type="float">
            <text:p>0.09</text:p>
          </table:table-cell>
          <table:table-cell office:value-type="percentage" office:value="0.4022" calcext:value-type="percentage">
            <text:p>40.2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789" calcext:value-type="percentage">
            <text:p>97.89%</text:p>
          </table:table-cell>
          <table:table-cell office:value-type="float" office:value="0.07" calcext:value-type="float">
            <text:p>0.07</text:p>
          </table:table-cell>
          <table:table-cell office:value-type="percentage" office:value="0.3427" calcext:value-type="percentage">
            <text:p>34.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78" calcext:value-type="percentage">
            <text:p>97.80%</text:p>
          </table:table-cell>
          <table:table-cell office:value-type="float" office:value="0.07" calcext:value-type="float">
            <text:p>0.07</text:p>
          </table:table-cell>
          <table:table-cell office:value-type="percentage" office:value="0.2692" calcext:value-type="percentage">
            <text:p>26.9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9:54:28.258939404</meta:creation-date>
    <dc:date>2017-05-04T12:42:53.034544407</dc:date>
    <meta:editing-duration>PT46M49S</meta:editing-duration>
    <meta:editing-cycles>2</meta:editing-cycles>
    <meta:generator>LibreOffice/5.1.6.2$Linux_X86_64 LibreOffice_project/10m0$Build-2</meta:generator>
    <meta:document-statistic meta:table-count="5" meta:cell-count="1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8cm" svg:height="9.191cm" xlink:href="." xlink:type="simple" chart:class="chart:line" chart:style-name="ch1">
        <chart:legend chart:legend-position="end" svg:x="14.019cm" svg:y="3.798cm" style:legend-expansion="high" chart:style-name="ch2"/>
        <chart:plot-area chart:style-name="ch3" chart:data-source-has-labels="both" svg:x="0.352cm" svg:y="0.183cm" svg:width="12.402cm" svg:height="8.825cm">
          <chartooo:coordinate-region svg:x="1.69cm" svg:y="0.183cm" svg:width="10.336cm" svg:height="6.54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>
            <chart:title svg:x="13.106cm" svg:y="5.142cm" chart:style-name="ch8">
              <text:p>Čas [s]</text:p>
            </chart:title>
          </chart:axis>
          <chart:series chart:attached-axis="primary-y" chart:style-name="ch9" chart:values-cell-range-address="local-table.$B$2:.$B$9" chart:label-cell-address="local-table.$B$1" chart:class="chart:line">
            <chart:data-point chart:repeated="8"/>
          </chart:series>
          <chart:series chart:attached-axis="secondary-y" chart:style-name="ch10" chart:values-cell-range-address="local-table.$C$2:.$C$9" chart:label-cell-address="local-table.$C$1" chart:class="chart:line">
            <chart:data-point chart:repeated="8"/>
          </chart:series>
          <chart:series chart:attached-axis="primary-y"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hoda</text:p>
              </table:table-cell>
              <table:table-cell office:value-type="string">
                <text:p>Čas</text:p>
              </table:table-cell>
              <table:table-cell office:value-type="string">
                <text:p>Podiel veľkost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9783">
                <text:p>0.9783</text:p>
              </table:table-cell>
              <table:table-cell office:value-type="float" office:value="0.09">
                <text:p>0.09</text:p>
              </table:table-cell>
              <table:table-cell office:value-type="float" office:value="0.4537">
                <text:p>0.45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81">
                <text:p>0.9781</text:p>
              </table:table-cell>
              <table:table-cell office:value-type="float" office:value="0.11">
                <text:p>0.11</text:p>
              </table:table-cell>
              <table:table-cell office:value-type="float" office:value="0.5077">
                <text:p>0.50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39">
                <text:p>0.9739</text:p>
              </table:table-cell>
              <table:table-cell office:value-type="float" office:value="0.16">
                <text:p>0.16</text:p>
              </table:table-cell>
              <table:table-cell office:value-type="float" office:value="0.5423">
                <text:p>0.54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16">
                <text:p>0.9616</text:p>
              </table:table-cell>
              <table:table-cell office:value-type="float" office:value="0.32">
                <text:p>0.32</text:p>
              </table:table-cell>
              <table:table-cell office:value-type="float" office:value="0.6341">
                <text:p>0.63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37">
                <text:p>0.9437</text:p>
              </table:table-cell>
              <table:table-cell office:value-type="float" office:value="0.65">
                <text:p>0.6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44">
                <text:p>0.9344</text:p>
              </table:table-cell>
              <table:table-cell office:value-type="float" office:value="1.13">
                <text:p>1.13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43">
                <text:p>0.9243</text:p>
              </table:table-cell>
              <table:table-cell office:value-type="float" office:value="1.93">
                <text:p>1.93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Neobmedzené</text:p>
              </table:table-cell>
              <table:table-cell office:value-type="float" office:value="0.9303">
                <text:p>0.9303</text:p>
              </table:table-cell>
              <table:table-cell office:value-type="float" office:value="4.23">
                <text:p>4.23</text:p>
              </table:table-cell>
              <table:table-cell office:value-type="float" office:value="0.8088">
                <text:p>0.8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8cm" svg:height="9.191cm" xlink:href=".." xlink:type="simple" chart:class="chart:line" chart:style-name="ch1">
        <chart:legend chart:legend-position="end" svg:x="14.019cm" svg:y="3.798cm" style:legend-expansion="high" chart:style-name="ch2"/>
        <chart:plot-area chart:style-name="ch3" table:cell-range-address="Sheet2.A1:Sheet2.D11" chart:data-source-has-labels="both" svg:x="0.352cm" svg:y="0.183cm" svg:width="12.402cm" svg:height="8.825cm">
          <chartooo:coordinate-region svg:x="1.952cm" svg:y="0.382cm" svg:width="10.074cm" svg:height="7.979cm"/>
          <chart:axis chart:dimension="x" chart:name="primary-x" chart:style-name="ch4" chartooo:axis-type="auto">
            <chartooo:date-scale/>
            <chart:categories table:cell-range-address="Sheet2.A2:Sheet2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>
            <chart:title svg:x="13.106cm" svg:y="5.142cm" chart:style-name="ch8">
              <text:p>Čas [s]</text:p>
            </chart:title>
          </chart:axis>
          <chart:series chart:attached-axis="primary-y" chart:style-name="ch9" chart:values-cell-range-address="Sheet2.B2:Sheet2.B11" chart:label-cell-address="Sheet2.B1:Sheet2.B1" chart:class="chart:line">
            <chart:data-point chart:repeated="10"/>
          </chart:series>
          <chart:series chart:attached-axis="secondary-y" chart:style-name="ch10" chart:values-cell-range-address="Sheet2.C2:Sheet2.C11" chart:label-cell-address="Sheet2.C1:Sheet2.C1" chart:class="chart:line">
            <chart:data-point chart:repeated="10"/>
          </chart:series>
          <chart:series chart:attached-axis="primary-y" chart:style-name="ch11" chart:values-cell-range-address="Sheet2.D2:Sheet2.D11" chart:label-cell-address="Sheet2.D1:Sheet2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hoda</text:p>
                <draw:g>
                  <svg:desc>Sheet2.B1:Sheet2.B1</svg:desc>
                </draw:g>
              </table:table-cell>
              <table:table-cell office:value-type="string">
                <text:p>Čas</text:p>
                <draw:g>
                  <svg:desc>Sheet2.C1:Sheet2.C1</svg:desc>
                </draw:g>
              </table:table-cell>
              <table:table-cell office:value-type="string">
                <text:p>Podiel veľkosti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11</svg:desc>
                </draw:g>
              </table:table-cell>
              <table:table-cell office:value-type="float" office:value="0.9345">
                <text:p>0.9345</text:p>
                <draw:g>
                  <svg:desc>Sheet2.B2:Sheet2.B11</svg:desc>
                </draw:g>
              </table:table-cell>
              <table:table-cell office:value-type="float" office:value="2.47">
                <text:p>2.47</text:p>
                <draw:g>
                  <svg:desc>Sheet2.C2:Sheet2.C11</svg:desc>
                </draw:g>
              </table:table-cell>
              <table:table-cell office:value-type="float" office:value="0.8049">
                <text:p>0.8049</text:p>
                <draw:g>
                  <svg:desc>Sheet2.D2:Sheet2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6">
                <text:p>0.936</text:p>
              </table:table-cell>
              <table:table-cell office:value-type="float" office:value="1.76">
                <text:p>1.76</text:p>
              </table:table-cell>
              <table:table-cell office:value-type="float" office:value="0.8007">
                <text:p>0.80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6">
                <text:p>0.946</text:p>
              </table:table-cell>
              <table:table-cell office:value-type="float" office:value="0.8">
                <text:p>0.8</text:p>
              </table:table-cell>
              <table:table-cell office:value-type="float" office:value="0.7414">
                <text:p>0.74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05">
                <text:p>0.9605</text:p>
              </table:table-cell>
              <table:table-cell office:value-type="float" office:value="0.32">
                <text:p>0.32</text:p>
              </table:table-cell>
              <table:table-cell office:value-type="float" office:value="0.6443">
                <text:p>0.6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76">
                <text:p>0.976</text:p>
              </table:table-cell>
              <table:table-cell office:value-type="float" office:value="0.18">
                <text:p>0.18</text:p>
              </table:table-cell>
              <table:table-cell office:value-type="float" office:value="0.5309">
                <text:p>0.53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76">
                <text:p>0.9776</text:p>
              </table:table-cell>
              <table:table-cell office:value-type="float" office:value="0.14">
                <text:p>0.14</text:p>
              </table:table-cell>
              <table:table-cell office:value-type="float" office:value="0.4864">
                <text:p>0.48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95">
                <text:p>0.9795</text:p>
              </table:table-cell>
              <table:table-cell office:value-type="float" office:value="0.1">
                <text:p>0.1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97">
                <text:p>0.9797</text:p>
              </table:table-cell>
              <table:table-cell office:value-type="float" office:value="0.09">
                <text:p>0.09</text:p>
              </table:table-cell>
              <table:table-cell office:value-type="float" office:value="0.4008">
                <text:p>0.40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89">
                <text:p>0.9789</text:p>
              </table:table-cell>
              <table:table-cell office:value-type="float" office:value="0.08">
                <text:p>0.08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8">
                <text:p>0.978</text:p>
              </table:table-cell>
              <table:table-cell office:value-type="float" office:value="0.07">
                <text:p>0.07</text:p>
              </table:table-cell>
              <table:table-cell office:value-type="float" office:value="0.2692">
                <text:p>0.2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8cm" svg:height="9.191cm" xlink:href="." xlink:type="simple" chart:class="chart:line" chart:style-name="ch1">
        <chart:legend chart:legend-position="end" svg:x="14.019cm" svg:y="3.798cm" style:legend-expansion="high" chart:style-name="ch2"/>
        <chart:plot-area chart:style-name="ch3" chart:data-source-has-labels="both" svg:x="0.352cm" svg:y="0.183cm" svg:width="12.402cm" svg:height="8.825cm">
          <chartooo:coordinate-region svg:x="1.69cm" svg:y="0.183cm" svg:width="10.336cm" svg:height="6.54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>
            <chart:title svg:x="13.106cm" svg:y="5.142cm" chart:style-name="ch8">
              <text:p>Čas [s]</text:p>
            </chart:title>
          </chart:axis>
          <chart:series chart:attached-axis="primary-y" chart:style-name="ch9" chart:values-cell-range-address="local-table.$B$2:.$B$9" chart:label-cell-address="local-table.$B$1" chart:class="chart:line">
            <chart:data-point chart:repeated="8"/>
          </chart:series>
          <chart:series chart:attached-axis="secondary-y" chart:style-name="ch10" chart:values-cell-range-address="local-table.$C$2:.$C$9" chart:label-cell-address="local-table.$C$1" chart:class="chart:line">
            <chart:data-point chart:repeated="8"/>
          </chart:series>
          <chart:series chart:attached-axis="primary-y"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hoda</text:p>
              </table:table-cell>
              <table:table-cell office:value-type="string">
                <text:p>Čas</text:p>
              </table:table-cell>
              <table:table-cell office:value-type="string">
                <text:p>Podiel veľkost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9783">
                <text:p>0.9783</text:p>
              </table:table-cell>
              <table:table-cell office:value-type="float" office:value="0.09">
                <text:p>0.09</text:p>
              </table:table-cell>
              <table:table-cell office:value-type="float" office:value="0.4537">
                <text:p>0.45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81">
                <text:p>0.9781</text:p>
              </table:table-cell>
              <table:table-cell office:value-type="float" office:value="0.11">
                <text:p>0.11</text:p>
              </table:table-cell>
              <table:table-cell office:value-type="float" office:value="0.5077">
                <text:p>0.50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39">
                <text:p>0.9739</text:p>
              </table:table-cell>
              <table:table-cell office:value-type="float" office:value="0.16">
                <text:p>0.16</text:p>
              </table:table-cell>
              <table:table-cell office:value-type="float" office:value="0.5423">
                <text:p>0.54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16">
                <text:p>0.9616</text:p>
              </table:table-cell>
              <table:table-cell office:value-type="float" office:value="0.32">
                <text:p>0.32</text:p>
              </table:table-cell>
              <table:table-cell office:value-type="float" office:value="0.6341">
                <text:p>0.63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37">
                <text:p>0.9437</text:p>
              </table:table-cell>
              <table:table-cell office:value-type="float" office:value="0.65">
                <text:p>0.6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44">
                <text:p>0.9344</text:p>
              </table:table-cell>
              <table:table-cell office:value-type="float" office:value="1.13">
                <text:p>1.13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43">
                <text:p>0.9243</text:p>
              </table:table-cell>
              <table:table-cell office:value-type="float" office:value="1.93">
                <text:p>1.93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Neobmedzené</text:p>
              </table:table-cell>
              <table:table-cell office:value-type="float" office:value="0.9303">
                <text:p>0.9303</text:p>
              </table:table-cell>
              <table:table-cell office:value-type="float" office:value="4.23">
                <text:p>4.23</text:p>
              </table:table-cell>
              <table:table-cell office:value-type="float" office:value="0.8088">
                <text:p>0.80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8cm" svg:height="9.191cm" xlink:href=".." xlink:type="simple" chart:class="chart:line" chart:style-name="ch1">
        <chart:legend chart:legend-position="end" svg:x="14.019cm" svg:y="3.798cm" style:legend-expansion="high" chart:style-name="ch2"/>
        <chart:plot-area chart:style-name="ch3" table:cell-range-address="min_node_overlap.A1:min_node_overlap.D11" chart:data-source-has-labels="both" svg:x="0.352cm" svg:y="0.183cm" svg:width="12.402cm" svg:height="8.825cm">
          <chartooo:coordinate-region svg:x="1.952cm" svg:y="0.382cm" svg:width="10.074cm" svg:height="7.979cm"/>
          <chart:axis chart:dimension="x" chart:name="primary-x" chart:style-name="ch4" chartooo:axis-type="auto">
            <chartooo:date-scale/>
            <chart:categories table:cell-range-address="min_node_overlap.A2:min_node_overlap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>
            <chart:title svg:x="13.106cm" svg:y="5.142cm" chart:style-name="ch8">
              <text:p>Čas [s]</text:p>
            </chart:title>
          </chart:axis>
          <chart:series chart:attached-axis="primary-y" chart:style-name="ch9" chart:values-cell-range-address="min_node_overlap.B2:min_node_overlap.B11" chart:label-cell-address="min_node_overlap.B1:min_node_overlap.B1" chart:class="chart:line">
            <chart:data-point chart:repeated="10"/>
          </chart:series>
          <chart:series chart:attached-axis="secondary-y" chart:style-name="ch10" chart:values-cell-range-address="min_node_overlap.C2:min_node_overlap.C11" chart:label-cell-address="min_node_overlap.C1:min_node_overlap.C1" chart:class="chart:line">
            <chart:data-point chart:repeated="10"/>
          </chart:series>
          <chart:series chart:attached-axis="primary-y" chart:style-name="ch11" chart:values-cell-range-address="min_node_overlap.D2:min_node_overlap.D11" chart:label-cell-address="min_node_overlap.D1:min_node_overlap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hoda</text:p>
                <draw:g>
                  <svg:desc>min_node_overlap.B1:min_node_overlap.B1</svg:desc>
                </draw:g>
              </table:table-cell>
              <table:table-cell office:value-type="string">
                <text:p>Čas</text:p>
                <draw:g>
                  <svg:desc>min_node_overlap.C1:min_node_overlap.C1</svg:desc>
                </draw:g>
              </table:table-cell>
              <table:table-cell office:value-type="string">
                <text:p>Podiel veľkosti</text:p>
                <draw:g>
                  <svg:desc>min_node_overlap.D1:min_node_overla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n_node_overlap.A2:min_node_overlap.A11</svg:desc>
                </draw:g>
              </table:table-cell>
              <table:table-cell office:value-type="float" office:value="0.9334">
                <text:p>0.9334</text:p>
                <draw:g>
                  <svg:desc>min_node_overlap.B2:min_node_overlap.B11</svg:desc>
                </draw:g>
              </table:table-cell>
              <table:table-cell office:value-type="float" office:value="4.39">
                <text:p>4.39</text:p>
                <draw:g>
                  <svg:desc>min_node_overlap.C2:min_node_overlap.C11</svg:desc>
                </draw:g>
              </table:table-cell>
              <table:table-cell office:value-type="float" office:value="0.8063">
                <text:p>0.8063</text:p>
                <draw:g>
                  <svg:desc>min_node_overlap.D2:min_node_overla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296">
                <text:p>0.9296</text:p>
              </table:table-cell>
              <table:table-cell office:value-type="float" office:value="3.9">
                <text:p>3.9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55">
                <text:p>0.9355</text:p>
              </table:table-cell>
              <table:table-cell office:value-type="float" office:value="1.81">
                <text:p>1.81</text:p>
              </table:table-cell>
              <table:table-cell office:value-type="float" office:value="0.7858">
                <text:p>0.7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93">
                <text:p>0.9493</text:p>
              </table:table-cell>
              <table:table-cell office:value-type="float" office:value="0.64">
                <text:p>0.64</text:p>
              </table:table-cell>
              <table:table-cell office:value-type="float" office:value="0.6977">
                <text:p>0.69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746">
                <text:p>0.9746</text:p>
              </table:table-cell>
              <table:table-cell office:value-type="float" office:value="0.25">
                <text:p>0.2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77">
                <text:p>0.9777</text:p>
              </table:table-cell>
              <table:table-cell office:value-type="float" office:value="0.14">
                <text:p>0.14</text:p>
              </table:table-cell>
              <table:table-cell office:value-type="float" office:value="0.4879">
                <text:p>0.48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96">
                <text:p>0.9796</text:p>
              </table:table-cell>
              <table:table-cell office:value-type="float" office:value="0.1">
                <text:p>0.1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98">
                <text:p>0.9798</text:p>
              </table:table-cell>
              <table:table-cell office:value-type="float" office:value="0.09">
                <text:p>0.09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89">
                <text:p>0.9789</text:p>
              </table:table-cell>
              <table:table-cell office:value-type="float" office:value="0.07">
                <text:p>0.07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8">
                <text:p>0.978</text:p>
              </table:table-cell>
              <table:table-cell office:value-type="float" office:value="0.07">
                <text:p>0.07</text:p>
              </table:table-cell>
              <table:table-cell office:value-type="float" office:value="0.2692">
                <text:p>0.26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